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" officeooo:rsid="0003fcd9" officeooo:paragraph-rsid="0003fcd9"/>
    </style:style>
    <style:style style:name="P2" style:family="paragraph" style:parent-style-name="Text_20_body">
      <style:paragraph-properties fo:text-align="justify" style:justify-single-word="false"/>
      <style:text-properties style:font-name="DejaVu Sans Condensed" officeooo:rsid="0003fcd9" officeooo:paragraph-rsid="0003fcd9"/>
    </style:style>
    <style:style style:name="P3" style:family="paragraph" style:parent-style-name="Text_20_body">
      <style:paragraph-properties fo:text-align="justify" style:justify-single-word="false"/>
      <style:text-properties style:font-name="DejaVu Sans Condensed" officeooo:rsid="0008d9ad" officeooo:paragraph-rsid="0008d9ad"/>
    </style:style>
    <style:style style:name="P4" style:family="paragraph" style:parent-style-name="Text_20_body">
      <style:paragraph-properties fo:text-align="center" style:justify-single-word="false"/>
      <style:text-properties style:font-name="DejaVu Sans Condensed" fo:font-weight="bold" officeooo:rsid="000e0c35" officeooo:paragraph-rsid="001a7d7b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DejaVu Sans Condensed" fo:font-weight="bold" officeooo:rsid="0008d9ad" officeooo:paragraph-rsid="002e29d4" style:font-weight-asian="bold" style:font-weight-complex="bold"/>
    </style:style>
    <style:style style:name="P6" style:family="paragraph" style:parent-style-name="Text_20_body">
      <style:text-properties style:font-name="DejaVu Sans Condensed" officeooo:rsid="0022410d" officeooo:paragraph-rsid="00057d26"/>
    </style:style>
    <style:style style:name="P7" style:family="paragraph" style:parent-style-name="Text_20_body">
      <style:paragraph-properties fo:text-align="justify" style:justify-single-word="false"/>
      <style:text-properties style:font-name="DejaVu Sans Condensed" officeooo:rsid="0007ba84" officeooo:paragraph-rsid="002d3e5e"/>
    </style:style>
    <style:style style:name="P8" style:family="paragraph" style:parent-style-name="Text_20_body">
      <style:text-properties style:font-name="DejaVu Sans Condensed" officeooo:rsid="0003fcd9" officeooo:paragraph-rsid="0003fcd9" fo:background-color="#ffff00"/>
    </style:style>
    <style:style style:name="P9" style:family="paragraph" style:parent-style-name="Text_20_body">
      <style:paragraph-properties fo:text-align="justify" style:justify-single-word="false"/>
      <style:text-properties style:font-name="DejaVu Sans Condensed" fo:font-style="normal" fo:font-weight="bold" officeooo:rsid="0008d9ad" officeooo:paragraph-rsid="002e29d4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DejaVu Sans Condensed" fo:font-style="italic" officeooo:rsid="00203625" officeooo:paragraph-rsid="00203625" style:font-style-asian="italic" style:font-style-complex="italic"/>
    </style:style>
    <style:style style:name="P11" style:family="paragraph" style:parent-style-name="Text_20_body">
      <style:text-properties style:font-name="FreeMono" officeooo:rsid="0003fcd9" officeooo:paragraph-rsid="0003fcd9"/>
    </style:style>
    <style:style style:name="P12" style:family="paragraph" style:parent-style-name="Text_20_body">
      <style:paragraph-properties fo:text-align="justify" style:justify-single-word="false"/>
      <style:text-properties style:font-name="FreeMono" officeooo:rsid="0003fcd9" officeooo:paragraph-rsid="0003fcd9"/>
    </style:style>
    <style:style style:name="P13" style:family="paragraph" style:parent-style-name="Text_20_body">
      <style:paragraph-properties fo:text-align="justify" style:justify-single-word="false"/>
      <style:text-properties style:font-name="FreeMono" officeooo:rsid="0003fcd9" officeooo:paragraph-rsid="0007afb3"/>
    </style:style>
    <style:style style:name="P14" style:family="paragraph" style:parent-style-name="Text_20_body">
      <style:text-properties style:font-name="FreeMono" officeooo:rsid="00066267" officeooo:paragraph-rsid="00066267"/>
    </style:style>
    <style:style style:name="P15" style:family="paragraph" style:parent-style-name="Text_20_body">
      <style:text-properties style:font-name="FreeMono" officeooo:rsid="00066267" officeooo:paragraph-rsid="0007afb3"/>
    </style:style>
    <style:style style:name="P16" style:family="paragraph" style:parent-style-name="Text_20_body">
      <style:paragraph-properties fo:text-align="justify" style:justify-single-word="false"/>
      <style:text-properties style:font-name="FreeMono" officeooo:rsid="00066267" officeooo:paragraph-rsid="00066267"/>
    </style:style>
    <style:style style:name="P17" style:family="paragraph" style:parent-style-name="Text_20_body">
      <style:paragraph-properties fo:text-align="justify" style:justify-single-word="false"/>
      <style:text-properties style:font-name="FreeMono" fo:font-weight="bold" officeooo:rsid="00250c18" officeooo:paragraph-rsid="00250c1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FreeMono" fo:font-style="normal" fo:font-weight="bold" officeooo:rsid="00250c18" officeooo:paragraph-rsid="00250c18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FreeMono" fo:font-style="normal" fo:font-weight="normal" officeooo:rsid="00222824" officeooo:paragraph-rsid="0022e8ad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FreeMono" fo:font-style="normal" fo:font-weight="normal" officeooo:rsid="00250c18" officeooo:paragraph-rsid="00250c18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FreeMono" fo:font-style="normal" officeooo:rsid="002409c4" officeooo:paragraph-rsid="002409c4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FreeMono" fo:font-style="normal" officeooo:rsid="0022410d" officeooo:paragraph-rsid="0022410d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style:font-name="FreeMono" fo:font-style="normal" officeooo:rsid="00203625" officeooo:paragraph-rsid="0022410d" style:font-style-asian="normal" style:font-style-complex="normal"/>
    </style:style>
    <style:style style:name="P24" style:family="paragraph" style:parent-style-name="Text_20_body">
      <style:text-properties style:font-name="FreeMono" fo:font-style="normal" officeooo:rsid="00222824" officeooo:paragraph-rsid="0022410d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style:font-name="FreeMono" fo:font-style="normal" officeooo:rsid="0008d9ad" officeooo:paragraph-rsid="0008d9ad" style:font-style-asian="normal" style:font-style-complex="normal"/>
    </style:style>
    <style:style style:name="P26" style:family="paragraph" style:parent-style-name="Text_20_body">
      <style:text-properties style:font-name="FreeMono" fo:font-style="italic" officeooo:rsid="0007ba84" officeooo:paragraph-rsid="0007ba84" style:font-style-asian="italic" style:font-style-complex="italic"/>
    </style:style>
    <style:style style:name="P27" style:family="paragraph" style:parent-style-name="Text_20_body">
      <style:paragraph-properties fo:text-align="justify" style:justify-single-word="false"/>
      <style:text-properties style:font-name="FreeMono" fo:font-style="italic" officeooo:rsid="00203625" officeooo:paragraph-rsid="00203625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style:font-name="FreeMono" fo:font-style="italic" officeooo:rsid="00203625" officeooo:paragraph-rsid="0022e8ad" style:font-style-asian="italic" style:font-style-complex="italic"/>
    </style:style>
    <style:style style:name="P29" style:family="paragraph" style:parent-style-name="Text_20_body">
      <style:paragraph-properties fo:text-align="justify" style:justify-single-word="false"/>
      <style:text-properties style:font-name="FreeMono" fo:font-style="italic" officeooo:rsid="00203625" officeooo:paragraph-rsid="002d3e5e" style:font-style-asian="italic" style:font-style-complex="italic"/>
    </style:style>
    <style:style style:name="P30" style:family="paragraph" style:parent-style-name="Text_20_body">
      <style:text-properties style:font-name="FreeMono" fo:font-style="italic" officeooo:rsid="00203625" officeooo:paragraph-rsid="0022e8ad" style:font-style-asian="italic" style:font-style-complex="italic"/>
    </style:style>
    <style:style style:name="P31" style:family="paragraph" style:parent-style-name="Text_20_body">
      <style:text-properties style:font-name="FreeMono" fo:font-style="italic" officeooo:rsid="00203625" officeooo:paragraph-rsid="002d3e5e" style:font-style-asian="italic" style:font-style-complex="italic"/>
    </style:style>
    <style:style style:name="P32" style:family="paragraph" style:parent-style-name="Text_20_body">
      <style:paragraph-properties fo:text-align="justify" style:justify-single-word="false"/>
      <style:text-properties style:font-name="FreeMono" fo:font-style="italic" officeooo:rsid="0022410d" officeooo:paragraph-rsid="0022410d" style:font-style-asian="italic" style:font-style-complex="italic"/>
    </style:style>
    <style:style style:name="P33" style:family="paragraph" style:parent-style-name="Text_20_body">
      <style:paragraph-properties fo:text-align="justify" style:justify-single-word="false"/>
      <style:text-properties style:font-name="FreeMono" fo:font-style="italic" officeooo:rsid="002409c4" officeooo:paragraph-rsid="002409c4" style:font-style-asian="italic" style:font-style-complex="italic"/>
    </style:style>
    <style:style style:name="P34" style:family="paragraph" style:parent-style-name="Text_20_body">
      <style:paragraph-properties fo:text-align="justify" style:justify-single-word="false"/>
      <style:text-properties style:font-name="FreeMono" fo:font-style="italic" fo:font-weight="normal" officeooo:rsid="00250c18" officeooo:paragraph-rsid="00250c18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FreeMono" fo:font-style="italic" fo:font-weight="normal" officeooo:rsid="002409c4" officeooo:paragraph-rsid="002409c4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FreeMono" fo:font-style="italic" fo:font-weight="bold" officeooo:rsid="002409c4" officeooo:paragraph-rsid="002409c4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FreeMono" fo:font-style="italic" fo:font-weight="bold" officeooo:rsid="00222824" officeooo:paragraph-rsid="0022e8a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FreeMono" fo:font-style="italic" fo:font-weight="bold" officeooo:rsid="00250c18" officeooo:paragraph-rsid="00250c18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FreeMono" officeooo:rsid="0007afb3" officeooo:paragraph-rsid="0007afb3"/>
    </style:style>
    <style:style style:name="P40" style:family="paragraph" style:parent-style-name="Text_20_body">
      <style:paragraph-properties fo:text-align="justify" style:justify-single-word="false"/>
      <style:text-properties style:font-name="FreeMono" officeooo:rsid="00203625" officeooo:paragraph-rsid="00203625"/>
    </style:style>
    <style:style style:name="P41" style:family="paragraph" style:parent-style-name="Text_20_body">
      <style:paragraph-properties fo:text-align="start" style:justify-single-word="false"/>
      <style:text-properties style:font-name="FreeMono" officeooo:rsid="0008d9ad" officeooo:paragraph-rsid="0008d9ad"/>
    </style:style>
    <style:style style:name="P42" style:family="paragraph" style:parent-style-name="Text_20_body">
      <style:paragraph-properties fo:text-align="justify" style:justify-single-word="false"/>
      <style:text-properties style:font-name="FreeMono" fo:font-weight="normal" officeooo:rsid="000e0c35" officeooo:paragraph-rsid="001a7d7b" style:font-weight-asian="normal" style:font-weight-complex="normal"/>
    </style:style>
    <style:style style:name="P43" style:family="paragraph" style:parent-style-name="Text_20_body">
      <style:text-properties officeooo:rsid="0003fcd9" officeooo:paragraph-rsid="0003fcd9" fo:background-color="#ffff00"/>
    </style:style>
    <style:style style:name="P44" style:family="paragraph" style:parent-style-name="Standard">
      <style:paragraph-properties fo:text-align="justify" style:justify-single-word="false"/>
      <style:text-properties style:font-name="DejaVu Sans Condensed" fo:font-style="normal" officeooo:rsid="00203625" officeooo:paragraph-rsid="0022e8ad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style:font-name="FreeMono" fo:font-style="normal" officeooo:rsid="00203625" officeooo:paragraph-rsid="00203625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style:font-name="FreeMono" fo:font-style="italic" fo:font-weight="normal" officeooo:rsid="00253378" officeooo:paragraph-rsid="00253378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FreeMono" officeooo:rsid="00057d26" officeooo:paragraph-rsid="002f89b7"/>
    </style:style>
    <style:style style:name="P48" style:family="paragraph" style:parent-style-name="Text_20_body">
      <style:paragraph-properties fo:text-align="center" style:justify-single-word="false"/>
      <style:text-properties style:font-name="DejaVu Sans Condensed" fo:font-style="italic" fo:font-weight="bold" officeooo:rsid="000e0c35" officeooo:paragraph-rsid="002f89b7" style:font-style-asian="italic" style:font-weight-asian="bold" style:font-style-complex="italic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DejaVu Sans Condensed" fo:font-style="italic" fo:font-weight="normal" officeooo:rsid="00114933" officeooo:paragraph-rsid="002f89b7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DejaVu Sans Condensed" officeooo:rsid="00059057" officeooo:paragraph-rsid="002f89b7"/>
    </style:style>
    <style:style style:name="P51" style:family="paragraph" style:parent-style-name="Text_20_body">
      <style:paragraph-properties fo:text-align="justify" style:justify-single-word="false"/>
      <style:text-properties style:font-name="DejaVu Sans Condensed" officeooo:rsid="0009a5af" officeooo:paragraph-rsid="002f89b7"/>
    </style:style>
    <style:style style:name="P52" style:family="paragraph" style:parent-style-name="Text_20_body">
      <style:paragraph-properties fo:text-align="justify" style:justify-single-word="false"/>
      <style:text-properties style:font-name="DejaVu Sans Condensed" officeooo:rsid="000b6108" officeooo:paragraph-rsid="002f89b7"/>
    </style:style>
    <style:style style:name="P53" style:family="paragraph" style:parent-style-name="Text_20_body">
      <style:paragraph-properties fo:text-align="justify" style:justify-single-word="false"/>
      <style:text-properties style:font-name="DejaVu Sans Condensed" fo:font-weight="normal" officeooo:rsid="000b6108" officeooo:paragraph-rsid="002f89b7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FreeMono" fo:font-weight="normal" officeooo:rsid="000b6108" officeooo:paragraph-rsid="002f89b7" style:font-weight-asian="normal" style:font-weight-complex="normal"/>
    </style:style>
    <style:style style:name="P55" style:family="paragraph" style:parent-style-name="Text_20_body">
      <style:paragraph-properties fo:background-color="transparent">
        <style:background-image/>
      </style:paragraph-properties>
      <style:text-properties style:font-name="FreeMono" fo:font-weight="normal" officeooo:rsid="00057d26" officeooo:paragraph-rsid="002f89b7" fo:background-color="transparent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FreeMono" fo:font-weight="normal" officeooo:rsid="00057d26" officeooo:paragraph-rsid="002f89b7" style:font-weight-asian="normal" style:font-weight-complex="normal"/>
    </style:style>
    <style:style style:name="P57" style:family="paragraph" style:parent-style-name="Heading_20_1">
      <style:text-properties style:font-name="DejaVu Sans Condensed"/>
    </style:style>
    <style:style style:name="P58" style:family="paragraph" style:parent-style-name="Heading_20_2">
      <style:text-properties style:font-name="DejaVu Sans Condensed" officeooo:rsid="0003fcd9" officeooo:paragraph-rsid="0003fcd9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3fcd9"/>
    </style:style>
    <style:style style:name="T3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DejaVu Sans Condensed" fo:font-style="normal" officeooo:rsid="0022410d" style:font-style-asian="normal" style:font-style-complex="normal"/>
    </style:style>
    <style:style style:name="T5" style:family="text">
      <style:text-properties style:font-name="DejaVu Sans Condensed" fo:font-style="normal" officeooo:rsid="002409c4" style:font-style-asian="normal" style:font-style-complex="normal"/>
    </style:style>
    <style:style style:name="T6" style:family="text">
      <style:text-properties style:font-name="DejaVu Sans Condensed" fo:font-style="normal" officeooo:rsid="0008d9ad" style:font-style-asian="normal" style:font-style-complex="normal"/>
    </style:style>
    <style:style style:name="T7" style:family="text">
      <style:text-properties style:font-name="DejaVu Sans Condensed" officeooo:rsid="00066267"/>
    </style:style>
    <style:style style:name="T8" style:family="text">
      <style:text-properties style:font-name="DejaVu Sans Condensed" officeooo:rsid="0007afb3"/>
    </style:style>
    <style:style style:name="T9" style:family="text">
      <style:text-properties style:font-name="DejaVu Sans Condensed" fo:font-style="italic" style:font-style-asian="italic" style:font-style-complex="italic"/>
    </style:style>
    <style:style style:name="T10" style:family="text">
      <style:text-properties style:font-name="DejaVu Sans Condensed" fo:font-style="italic" officeooo:rsid="001f564a" style:font-style-asian="italic" style:font-style-complex="italic"/>
    </style:style>
    <style:style style:name="T11" style:family="text">
      <style:text-properties style:font-name="DejaVu Sans Condensed" fo:font-style="italic" officeooo:rsid="0008d9ad" style:font-style-asian="italic" style:font-style-complex="italic"/>
    </style:style>
    <style:style style:name="T12" style:family="text">
      <style:text-properties style:font-name="DejaVu Sans Condensed" fo:font-style="italic" officeooo:rsid="00203625" style:font-style-asian="italic" style:font-style-complex="italic"/>
    </style:style>
    <style:style style:name="T13" style:family="text">
      <style:text-properties style:font-name="DejaVu Sans Condensed" fo:font-style="italic" fo:font-weight="bold" officeooo:rsid="0008d9ad" style:font-style-asian="italic" style:font-weight-asian="bold" style:font-style-complex="italic" style:font-weight-complex="bold"/>
    </style:style>
    <style:style style:name="T14" style:family="text">
      <style:text-properties style:font-name="DejaVu Sans Condensed" fo:font-style="italic" fo:font-weight="bold" officeooo:rsid="002d3e5e" style:font-style-asian="italic" style:font-weight-asian="bold" style:font-style-complex="italic" style:font-weight-complex="bold"/>
    </style:style>
    <style:style style:name="T15" style:family="text">
      <style:text-properties style:font-name="DejaVu Sans Condensed" officeooo:rsid="000aaae6"/>
    </style:style>
    <style:style style:name="T16" style:family="text">
      <style:text-properties officeooo:rsid="00066267"/>
    </style:style>
    <style:style style:name="T17" style:family="text">
      <style:text-properties officeooo:rsid="0007afb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7afb3" style:font-style-asian="italic" style:font-style-complex="italic"/>
    </style:style>
    <style:style style:name="T20" style:family="text">
      <style:text-properties fo:font-style="italic" officeooo:rsid="00250c18" style:font-style-asian="italic" style:font-style-complex="italic"/>
    </style:style>
    <style:style style:name="T21" style:family="text">
      <style:text-properties fo:font-style="italic" officeooo:rsid="002e29d4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FreeMono"/>
    </style:style>
    <style:style style:name="T24" style:family="text">
      <style:text-properties style:font-name="FreeMono" fo:font-style="italic" officeooo:rsid="0008d9ad" style:font-style-asian="italic" style:font-style-complex="italic"/>
    </style:style>
    <style:style style:name="T25" style:family="text">
      <style:text-properties style:font-name="FreeMono" fo:font-style="normal" style:font-style-asian="normal" style:font-style-complex="normal"/>
    </style:style>
    <style:style style:name="T26" style:family="text">
      <style:text-properties style:font-name="FreeMono" fo:font-style="normal" officeooo:rsid="0008d9ad" style:font-style-asian="normal" style:font-style-complex="normal"/>
    </style:style>
    <style:style style:name="T27" style:family="text">
      <style:text-properties style:font-name="FreeMono" fo:font-style="normal" officeooo:rsid="0022410d" style:font-style-asian="normal" style:font-style-complex="normal"/>
    </style:style>
    <style:style style:name="T28" style:family="text">
      <style:text-properties style:font-name="FreeMono" fo:font-style="normal" officeooo:rsid="0022e8ad" style:font-style-asian="normal" style:font-style-complex="normal"/>
    </style:style>
    <style:style style:name="T29" style:family="text">
      <style:text-properties style:font-name="FreeMono" fo:font-style="normal" officeooo:rsid="002bc00a" style:font-style-asian="normal" style:font-style-complex="normal"/>
    </style:style>
    <style:style style:name="T30" style:family="text">
      <style:text-properties style:font-name="FreeMono" fo:font-style="normal" officeooo:rsid="002e29d4" style:font-style-asian="normal" style:font-style-complex="normal"/>
    </style:style>
    <style:style style:name="T31" style:family="text">
      <style:text-properties style:font-name="FreeMono" fo:font-style="normal" fo:font-weight="normal" officeooo:rsid="0022e8ad" style:font-style-asian="normal" style:font-weight-asian="normal" style:font-style-complex="normal" style:font-weight-complex="normal"/>
    </style:style>
    <style:style style:name="T32" style:family="text">
      <style:text-properties style:font-name="FreeMono" fo:font-style="normal" fo:font-weight="normal" officeooo:rsid="002409c4" style:font-style-asian="normal" style:font-weight-asian="normal" style:font-style-complex="normal" style:font-weight-complex="normal"/>
    </style:style>
    <style:style style:name="T33" style:family="text">
      <style:text-properties style:font-name="FreeMono" fo:font-style="normal" fo:font-weight="bold" officeooo:rsid="0022e8ad" style:font-style-asian="normal" style:font-weight-asian="bold" style:font-style-complex="normal" style:font-weight-complex="bold"/>
    </style:style>
    <style:style style:name="T34" style:family="text">
      <style:text-properties style:font-name="FreeMono" officeooo:rsid="0022e8ad"/>
    </style:style>
    <style:style style:name="T35" style:family="text">
      <style:text-properties style:font-name="FreeMono" fo:font-weight="bold" officeooo:rsid="00057d26" style:font-weight-asian="bold" style:font-weight-complex="bold"/>
    </style:style>
    <style:style style:name="T36" style:family="text">
      <style:text-properties style:font-name="FreeMono" officeooo:rsid="0009a5af"/>
    </style:style>
    <style:style style:name="T37" style:family="text">
      <style:text-properties style:font-name="FreeMono" officeooo:rsid="000a1120"/>
    </style:style>
    <style:style style:name="T38" style:family="text">
      <style:text-properties style:font-name="FreeMono" officeooo:rsid="000da49c"/>
    </style:style>
    <style:style style:name="T39" style:family="text">
      <style:text-properties style:font-name="FreeMono" officeooo:rsid="000d1192"/>
    </style:style>
    <style:style style:name="T40" style:family="text">
      <style:text-properties style:font-name="FreeMono" officeooo:rsid="00057d26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22824" style:font-style-asian="normal" style:font-style-complex="normal"/>
    </style:style>
    <style:style style:name="T43" style:family="text">
      <style:text-properties fo:font-style="normal" officeooo:rsid="002409c4" style:font-style-asian="normal" style:font-style-complex="normal"/>
    </style:style>
    <style:style style:name="T44" style:family="text">
      <style:text-properties fo:font-style="normal" officeooo:rsid="0024bf24" style:font-style-asian="normal" style:font-style-complex="normal"/>
    </style:style>
    <style:style style:name="T45" style:family="text">
      <style:text-properties fo:font-style="normal" officeooo:rsid="00250c18" style:font-style-asian="normal" style:font-style-complex="normal"/>
    </style:style>
    <style:style style:name="T46" style:family="text">
      <style:text-properties fo:font-style="normal" officeooo:rsid="002a836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03625" style:font-style-asian="normal" style:font-weight-asian="normal" style:font-style-complex="normal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03625" style:font-weight-asian="normal" style:font-weight-complex="normal"/>
    </style:style>
    <style:style style:name="T51" style:family="text">
      <style:text-properties officeooo:rsid="00222824"/>
    </style:style>
    <style:style style:name="T52" style:family="text">
      <style:text-properties officeooo:rsid="002409c4"/>
    </style:style>
    <style:style style:name="T53" style:family="text">
      <style:text-properties officeooo:rsid="00253378"/>
    </style:style>
    <style:style style:name="T54" style:family="text">
      <style:text-properties officeooo:rsid="002665dd"/>
    </style:style>
    <style:style style:name="T55" style:family="text">
      <style:text-properties officeooo:rsid="00284c13"/>
    </style:style>
    <style:style style:name="T56" style:family="text">
      <style:text-properties officeooo:rsid="0028f706"/>
    </style:style>
    <style:style style:name="T57" style:family="text">
      <style:text-properties officeooo:rsid="002cf65d"/>
    </style:style>
    <style:style style:name="T58" style:family="text">
      <style:text-properties officeooo:rsid="002d3e5e"/>
    </style:style>
    <style:style style:name="T59" style:family="text">
      <style:text-properties officeooo:rsid="002f89b7"/>
    </style:style>
    <style:style style:name="T60" style:family="text">
      <style:text-properties officeooo:rsid="00059057"/>
    </style:style>
    <style:style style:name="T61" style:family="text">
      <style:text-properties officeooo:rsid="0009a5af"/>
    </style:style>
    <style:style style:name="T62" style:family="text">
      <style:text-properties officeooo:rsid="0013be57"/>
    </style:style>
    <style:style style:name="T63" style:family="text">
      <style:text-properties officeooo:rsid="000a1120"/>
    </style:style>
    <style:style style:name="T64" style:family="text">
      <style:text-properties officeooo:rsid="000d1192"/>
    </style:style>
    <style:style style:name="T65" style:family="text">
      <style:text-properties officeooo:rsid="00057d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2.2 Relatório</text:h>
      <text:h text:style-name="P58" text:outline-level="2">2.2.1 Compilação</text:h>
      <text:p text:style-name="P43"><text:span text:style-name="T2">N</text:span><text:span text:style-name="T1">esta seção deve ser apresentado como o programa é compilado: quais arquivos estão envolvidos na compilação, qual a linha de comando para compilar o programa.</text:span></text:p>
      <text:h text:style-name="P58" text:outline-level="2">2.2.2 Estruturas</text:h>
      <text:p text:style-name="P8">Os códigos referentes às estruturas deverão ser apresentados nesta seção. Abaixo do código de cada estrutura deve conter a explicação de cada campo da estrutura. Após apresentar todas as estruturas, deve ser expicada a relação entre elas.</text:p>
      <text:p text:style-name="P11">----</text:p>
      <text:p text:style-name="P2"><text:span text:style-name="T16"><text:tab/>A</text:span> <text:span text:style-name="T16">estrutura abaixo é usada para armazenar uma Bola que está contida na caixa.</text:span></text:p>
      <text:p text:style-name="P15">typedef struct no <text:span text:style-name="T17">Bola;</text:span></text:p>
      <text:p text:style-name="P15">struct no {</text:p>
      <text:p text:style-name="P14"><text:s text:c="2"/>char letra;</text:p>
      <text:p text:style-name="P14"><text:s text:c="2"/><text:span text:style-name="T55">char</text:span> *cor;</text:p>
      <text:p text:style-name="P14"><text:s text:c="2"/>Bola *prox;</text:p>
      <text:p text:style-name="P14">};</text:p>
      <text:p text:style-name="P12"><text:tab/><text:span text:style-name="T7">Possui um campo letra de caracter onde se armazena a informação da bola, também possui uma string cor a qual armazena a cor desta bola e um ponteiro para a mesma estrutura prox.</text:span></text:p>
      <text:p text:style-name="P2"><text:tab/><text:span text:style-name="T16">A estrutura abaixo é utilizada para armazenar uma caixa que contém uma lista de bolas.</text:span></text:p>
      <text:p text:style-name="P15">typedef struct cabeca <text:span text:style-name="T17">Caixa;</text:span></text:p>
      <text:p text:style-name="P14">struct cabeca {</text:p>
      <text:p text:style-name="P14"><text:s text:c="2"/>int bolas;</text:p>
      <text:p text:style-name="P14"><text:s text:c="2"/>Bola *primeira, *ultima;</text:p>
      <text:p text:style-name="P14"><text:s text:c="2"/>Caixa *ant, *prox;</text:p>
      <text:p text:style-name="P14">};</text:p>
      <text:p text:style-name="P16"><text:tab/><text:span text:style-name="T1">O campo bolas do tipo inteiro armazena quantidade de bolas contidas na caixa. Possui dois ponteiros do tipo Bola que apontam ao inicio e fim de uma lista simplesmente encadeada. E outro dois ponteiros </text:span><text:span text:style-name="T8">de tipo struct cabeca ant e prox.</text:span></text:p>
      <text:p text:style-name="P16"/>
      <text:h text:style-name="P58" text:outline-level="2"><text:soft-page-break/>2.2.3 Funções (Rotinas)</text:h>
      <text:p text:style-name="P8">O código de cada função implementada deve ser apresentado e abaixo dele deve ser feito a explicação do funcionamento da função, quais as funções chamadas por ela e por quais funções ela é chamada.</text:p>
      <text:p text:style-name="P6"/>
      <text:p text:style-name="P4"><text:span text:style-name="T57">F</text:span>unções <text:span text:style-name="T57">declaradas na</text:span> Biblioteca caixa.h</text:p>
      <text:p text:style-name="P42">----</text:p>
      <text:p text:style-name="P41">//<text:span text:style-name="T57">Função novaBola</text:span></text:p>
      <text:p text:style-name="P26">Bola* novaBola(char *cor, char letra){</text:p>
      <text:p text:style-name="P26"><text:s text:c="2"/>Bola* nova = (Bola*) calloc(1, sizeof(Bola));</text:p>
      <text:p text:style-name="P26"><text:s text:c="2"/>nova-&gt;cor = <text:span text:style-name="T56">(char *) calloc(strlen(</text:span>cor), <text:span text:style-name="T56">sizeof(char))</text:span>;</text:p>
      <text:p text:style-name="P26"><text:s text:c="2"/>nova-&gt;letra = letra; </text:p>
      <text:p text:style-name="P26"><text:s text:c="2"/>return nova;</text:p>
      <text:p text:style-name="P26">}</text:p>
      <text:p text:style-name="P7"><text:span text:style-name="T23"><text:tab/></text:span><text:span text:style-name="T13">Entrada:</text:span><text:span text:style-name="T11"> vetor de caracteres cor, e caracter letra.</text:span></text:p>
      <text:p text:style-name="P7"><text:span text:style-name="T14"><text:tab/>S</text:span><text:span text:style-name="T13">a</text:span><text:span text:style-name="T14">í</text:span><text:span text:style-name="T13">da:</text:span><text:span text:style-name="T11"> ponteiro para Bola.</text:span></text:p>
      <text:p text:style-name="P7"><text:span text:style-name="T15">F</text:span><text:span text:style-name="T1">unção </text:span><text:span text:style-name="T15">que</text:span><text:span text:style-name="T1"> aloca um nó do tipo </text:span><text:span text:style-name="T25">Bola</text:span><text:span text:style-name="T1">, e preenche suas informações caso a alocação seja feita com sucesso.</text:span><text:span text:style-name="T9"> </text:span><text:span text:style-name="T12">É</text:span><text:span text:style-name="T6"> chamada pela função principal.</text:span><text:span text:style-name="T24"> </text:span><text:span text:style-name="T10">Declara-se</text:span><text:span text:style-name="T6"> um ponteiro do tipo </text:span><text:span text:style-name="T29">B</text:span><text:span text:style-name="T26">ola</text:span><text:span text:style-name="T6"> e o aloca utilizando a função </text:span><text:span text:style-name="T26">calloc.</text:span><text:span text:style-name="T11"> </text:span><text:span text:style-name="T6">Em seguida realizamos a atribuição da cor e letra da bola e retonamos o ponteiro.</text:span></text:p>
      <text:p text:style-name="P25">----</text:p>
      <text:p text:style-name="P25">//<text:span text:style-name="T58">Função </text:span>novaCaixa</text:p>
      <text:p text:style-name="P31">Caixa* novaCaixa(int nBolas){</text:p>
      <text:p text:style-name="P31"><text:s text:c="2"/>Caixa* nova = (Caixa*) calloc(1, sizeof(Caixa));</text:p>
      <text:p text:style-name="P31"><text:s text:c="2"/>if(nova != NULL) nova-&gt;bolas = nBolas;</text:p>
      <text:p text:style-name="P31"><text:s text:c="2"/>return nova;</text:p>
      <text:p text:style-name="P29">}</text:p>
      <text:p text:style-name="P5"><text:span text:style-name="T41"><text:tab/></text:span><text:span text:style-name="T18">Entrada:</text:span><text:span text:style-name="T41"> </text:span><text:span text:style-name="T48">inteiro com o numero de bolas que conterá a nova caixa.</text:span></text:p>
      <text:p text:style-name="P9"><text:tab/><text:span text:style-name="T18">Sa</text:span><text:span text:style-name="T21">í</text:span><text:span text:style-name="T18">da:</text:span> <text:span text:style-name="T50">ponteiro para caixa.</text:span></text:p>
      <text:p text:style-name="P3"><text:span text:style-name="T41">Função que aloca uma estrutura do tipo </text:span><text:span text:style-name="T25">Caixa</text:span><text:span text:style-name="T41">. Ela é chamada pela Função principal.</text:span></text:p>
      <text:p text:style-name="P10"><text:tab/><text:span text:style-name="T41">Declara-se um ponteiro nova do tipo </text:span><text:span text:style-name="T30">C</text:span><text:span text:style-name="T25">aixa</text:span><text:span text:style-name="T41">, aloca-se com a função </text:span><text:span text:style-name="T25">calloc</text:span><text:span text:style-name="T41">, caso não haja erros atribui o numero de bolas da caixa ao campo bolas do ponteiro nova, e retorna este ponteiro.</text:span></text:p>
      <text:p text:style-name="P45">----</text:p>
      <text:p text:style-name="P44"><text:soft-page-break/><text:tab/>caixaVazia</text:p>
      <text:p text:style-name="P28"><text:span text:style-name="T41"><text:tab/></text:span><text:span text:style-name="T42">Função que verifica se uma dada caixa está vazia. É chamada pela função </text:span><text:span text:style-name="T51">insereNaCaixa.</text:span></text:p>
      <text:p text:style-name="P37"><text:span text:style-name="T41">Entrada: </text:span><text:span text:style-name="T47">ponteiro do tipo caixa.</text:span></text:p>
      <text:p text:style-name="P37"><text:span text:style-name="T41">Saida:</text:span><text:span text:style-name="T47"> bool</text:span></text:p>
      <text:p text:style-name="P19"/>
      <text:p text:style-name="P30">bool caixaVazia(Caixa* caixa){</text:p>
      <text:p text:style-name="P30"><text:s text:c="2"/>if(caixa == NULL || (caixa-&gt;primeira == NULL &amp;&amp; caixa-&gt;ultima == NULL))</text:p>
      <text:p text:style-name="P30"><text:s text:c="2"/>return true;</text:p>
      <text:p text:style-name="P30"><text:s text:c="2"/>else return false;</text:p>
      <text:p text:style-name="P30">}</text:p>
      <text:p text:style-name="P28"><text:span text:style-name="T41"><text:tab/></text:span><text:span text:style-name="T42">Caso o ponteiro aponte para NULL ou a lista esteja vazia retorna true, caso contrario retorna false.</text:span></text:p>
      <text:p text:style-name="P28"><text:span text:style-name="T43"><text:tab/></text:span><text:span text:style-name="T5">insereNaCaixa</text:span></text:p>
      <text:p text:style-name="P27"><text:span text:style-name="T41"><text:tab/></text:span><text:span text:style-name="T43">Função que insere uma Bola na lista de bolas contidas em uma dada caixa. É chamada pela função principal.</text:span></text:p>
      <text:p text:style-name="P36"><text:span text:style-name="T41">Entrada: </text:span><text:span text:style-name="T47">Ponteiro do tipo </text:span><text:span text:style-name="T49">Caixa</text:span><text:span text:style-name="T47">, e ponteiro do tipo </text:span><text:span text:style-name="T49">Bola.</text:span></text:p>
      <text:p text:style-name="P36">Saida:<text:span text:style-name="T49"> void.</text:span></text:p>
      <text:p text:style-name="P35"/>
      <text:p text:style-name="P33">void insereNaCaixa(Caixa* caixa, Bola* bola){</text:p>
      <text:p text:style-name="P33"><text:s text:c="2"/>if(caixaVazia(caixa)) caixa-&gt;primeira = caixa-&gt;ultima = bola;</text:p>
      <text:p text:style-name="P33"><text:s text:c="2"/>else{</text:p>
      <text:p text:style-name="P33"><text:s text:c="4"/>caixa-&gt;ultima-&gt;prox = bola;</text:p>
      <text:p text:style-name="P33"><text:s text:c="4"/>caixa-&gt;ultima = caixa-&gt;ultima-&gt;prox; </text:p>
      <text:p text:style-name="P33"><text:s text:c="2"/>}</text:p>
      <text:p text:style-name="P33">}</text:p>
      <text:p text:style-name="P21"><text:tab/>Verifica se a caixa esta vazia, se estiver insere a nova Bola no incio da lista de bolas, caso contrário insere a nova bola ao final da lista de bolas.</text:p>
      <text:p text:style-name="P27"><text:span text:style-name="T41"><text:tab/></text:span><text:span text:style-name="T5">i</text:span><text:span text:style-name="T4">mprimeCx</text:span></text:p>
      <text:p text:style-name="P28"><text:span text:style-name="T27"><text:tab/>função que imprime </text:span><text:span text:style-name="T28">a cor da letra e a letra. É chamada pela função </text:span><text:span text:style-name="T34">imprimeCxant.</text:span></text:p>
      <text:p text:style-name="P28"><text:span text:style-name="T33">Entrada: </text:span><text:span text:style-name="T31">Ponteiro do tipo caixa para a lista de caixas.</text:span></text:p>
      <text:p text:style-name="P28"><text:span text:style-name="T33">Saida:</text:span><text:span text:style-name="T32">void</text:span><text:span text:style-name="T27"> </text:span></text:p>
      <text:p text:style-name="P22"/>
      <text:p text:style-name="P32"><text:soft-page-break/>void imprimeCx(Caixa *caixa){</text:p>
      <text:p text:style-name="P32"><text:s text:c="2"/>Bola *aux=caixa-&gt;primeira;</text:p>
      <text:p text:style-name="P32"><text:s text:c="2"/>while(aux!=NULL){</text:p>
      <text:p text:style-name="P32"><text:s text:c="4"/>printf("%<text:span text:style-name="T56">s</text:span> %c ", <text:span text:style-name="T56">aux-&gt;cor, </text:span>aux-&gt;letra);</text:p>
      <text:p text:style-name="P32"><text:s text:c="4"/>aux=aux-&gt;prox;</text:p>
      <text:p text:style-name="P32"><text:s text:c="2"/>}</text:p>
      <text:p text:style-name="P32">}</text:p>
      <text:p text:style-name="P27"><text:span text:style-name="T42"><text:tab/></text:span><text:span text:style-name="T43">Declara-se um po</text:span><text:span text:style-name="T46">n</text:span><text:span text:style-name="T43">teiro auxiliar do tipo </text:span><text:span text:style-name="T52">Bola, e atribui a este, a lista das bolas contidas na caixa</text:span><text:span text:style-name="T43">, para cada elemento desta lista, imprime sua cor e seu caracter.</text:span></text:p>
      <text:p text:style-name="P40"><text:span text:style-name="T43"><text:tab/></text:span><text:span text:style-name="T5">ImprimeCxant</text:span></text:p>
      <text:p text:style-name="P40"><text:span text:style-name="T43"><text:tab/>Função que imprime </text:span><text:span text:style-name="T45">as listas de bolas contidas na caixa</text:span><text:span text:style-name="T44">. É chamada pela função </text:span><text:span text:style-name="T20">permuta</text:span><text:span text:style-name="T45">.</text:span></text:p>
      <text:p text:style-name="P17"><text:span text:style-name="T41">Entrada:</text:span><text:span text:style-name="T47"> ponteiro do tipo </text:span><text:span text:style-name="T22">Caixa</text:span><text:span text:style-name="T47">.</text:span></text:p>
      <text:p text:style-name="P17"><text:span text:style-name="T41">Saida: </text:span><text:span text:style-name="T47">void</text:span></text:p>
      <text:p text:style-name="P34">void imprimeCxant(Caixa *caixa){</text:p>
      <text:p text:style-name="P34"><text:s text:c="2"/>if(caixa-&gt;ant==NULL) imprimeCx(caixa);</text:p>
      <text:p text:style-name="P34"><text:s text:c="2"/>if(caixa-&gt;ant!=NULL){</text:p>
      <text:p text:style-name="P34"><text:s text:c="4"/>imprimeCxant(caixa-&gt;ant);</text:p>
      <text:p text:style-name="P34"><text:s text:c="4"/>imprimeCx(caixa);</text:p>
      <text:p text:style-name="P34"><text:s text:c="2"/>}</text:p>
      <text:p text:style-name="P34">}</text:p>
      <text:p text:style-name="P38"><text:span text:style-name="T49"><text:tab/></text:span><text:span text:style-name="T47">Caso a lista já esta novamente no seu inicio imprime as bolas e suas cores contidas nesta caixa e retorna, caso contrario realiza a chamada recursiva passando como parametro a caixa anterior.</text:span></text:p>
      <text:p text:style-name="P38"><text:span text:style-name="T49"><text:tab/></text:span><text:span text:style-name="T3">ligaCaixa</text:span></text:p>
      <text:p text:style-name="P20"><text:tab/><text:span text:style-name="T1">Função que insere ordenadamente uma nova caixa a uma lista de caixas com o critério de numero de bolas contidas nas caixas. É chamada pela função principal.</text:span></text:p>
      <text:p text:style-name="P18">Entrada: <text:span text:style-name="T49">ponteiro para o inicio da lista de caixas, e ponteiro para a nova caixa.</text:span></text:p>
      <text:p text:style-name="P18">Saida: <text:span text:style-name="T49">Ponteiro para caixa.</text:span></text:p>
      <text:p text:style-name="P34"/>
      <text:p text:style-name="P34">Caixa *ligaCaixa(Caixa* primeira, Caixa* nova) {</text:p>
      <text:p text:style-name="P34"><text:s text:c="2"/>if(primeira==NULL){</text:p>
      <text:p text:style-name="P34"><text:s text:c="4"/>nova-&gt;ant = nova-&gt;prox = NULL;</text:p>
      <text:p text:style-name="P34"><text:soft-page-break/><text:s text:c="4"/>return nova;</text:p>
      <text:p text:style-name="P34"><text:s text:c="2"/>}else {</text:p>
      <text:p text:style-name="P34"><text:s text:c="4"/>Caixa *ant = NULL; </text:p>
      <text:p text:style-name="P34"><text:s text:c="4"/>Caixa *aux = primeira;</text:p>
      <text:p text:style-name="P34"><text:s text:c="4"/>while (aux != NULL) {</text:p>
      <text:p text:style-name="P34"><text:s text:c="6"/>if (nova-&gt;bolas &lt; aux-&gt;bolas) break;</text:p>
      <text:p text:style-name="P34"><text:s text:c="6"/>else{</text:p>
      <text:p text:style-name="P34"><text:s text:c="8"/>ant=aux;</text:p>
      <text:p text:style-name="P34"><text:s text:c="8"/>aux = aux-&gt;prox;</text:p>
      <text:p text:style-name="P34"><text:s text:c="6"/>}</text:p>
      <text:p text:style-name="P34"><text:s text:c="4"/>}</text:p>
      <text:p text:style-name="P34"><text:s text:c="4"/>if(ant!=NULL) ant-&gt;prox=nova;</text:p>
      <text:p text:style-name="P34"><text:s text:c="4"/>else primeira=nova;</text:p>
      <text:p text:style-name="P34"><text:s text:c="4"/>nova-&gt;ant=ant;</text:p>
      <text:p text:style-name="P34"><text:s text:c="4"/>nova-&gt;prox=aux;</text:p>
      <text:p text:style-name="P34"><text:s text:c="4"/>if(aux!=NULL) aux-&gt;ant=nova;</text:p>
      <text:p text:style-name="P34"/>
      <text:p text:style-name="P34"><text:s text:c="4"/>return primeira;</text:p>
      <text:p text:style-name="P34"><text:s text:c="2"/>}</text:p>
      <text:p text:style-name="P34">}</text:p>
      <text:p text:style-name="P46"><text:tab/><text:span text:style-name="T1">Caso a lista esteja vazia insere a caixa ao inicio da lista, caso contrário, declara-se dois ponteiros do tipo caixa, um para armazenar o anterior da lista (é iniciado apontando para NULL), e outro que percorre até a posição a ser inserida seja encontrada. Ápos identificada a posição, inserimos a nova caixa entre as duas variaveis criadas e retornamos o ponteiro para o inicio da lista.</text:span></text:p>
      <text:p text:style-name="P48"><text:span text:style-name="T57">F</text:span>unções <text:span text:style-name="T57">declaradas no</text:span> <text:span text:style-name="T59">arquivo</text:span> <text:span text:style-name="T59">main.c</text:span></text:p>
      <text:p text:style-name="P47">----</text:p>
      <text:p text:style-name="P55">//<text:span text:style-name="T60">Função troca</text:span></text:p>
      <text:p text:style-name="P55">void troca(char *x, char *y){</text:p>
      <text:p text:style-name="P55"><text:s text:c="2"/>char temp;</text:p>
      <text:p text:style-name="P55"><text:s text:c="2"/>temp = *x;</text:p>
      <text:p text:style-name="P55"><text:s text:c="2"/>*x = *y;</text:p>
      <text:p text:style-name="P55"><text:s text:c="2"/>*y = temp;</text:p>
      <text:p text:style-name="P55">}</text:p>
      <text:p text:style-name="P50">A função <text:span text:style-name="T36">troca</text:span><text:span text:style-name="T61"> recebe dois ponteiros para caractere e em sua execução troca os </text:span><text:soft-page-break/><text:span text:style-name="T61">valores para quais os ponteiros apontam. Tal função é chamada pela função </text:span><text:span text:style-name="T36">permuta</text:span><text:span text:style-name="T61">.</text:span></text:p>
      <text:p text:style-name="P56">//<text:span text:style-name="T59">Função permuta</text:span></text:p>
      <text:p text:style-name="P56">void permuta(Caixa *caixa, Bola *init){</text:p>
      <text:p text:style-name="P56"><text:s text:c="2"/>if(init==caixa-&gt;ultima){</text:p>
      <text:p text:style-name="P56"><text:s text:c="4"/>if(caixa-&gt;prox!=NULL)</text:p>
      <text:p text:style-name="P56"><text:s text:c="6"/>permuta(caixa-&gt;prox,caixa-&gt;prox-&gt;primeira);</text:p>
      <text:p text:style-name="P56"><text:s text:c="4"/>else{</text:p>
      <text:p text:style-name="P56"><text:s text:c="6"/>imprimeCxant(caixa);</text:p>
      <text:p text:style-name="P56"><text:s text:c="6"/>printf("\n");</text:p>
      <text:p text:style-name="P56"><text:s text:c="4"/>}</text:p>
      <text:p text:style-name="P56"><text:s text:c="2"/>}</text:p>
      <text:p text:style-name="P56"><text:s text:c="2"/>else{</text:p>
      <text:p text:style-name="P56"><text:s text:c="4"/>Bola *aux=init;</text:p>
      <text:p text:style-name="P56"><text:s text:c="4"/>while(aux!=NULL){</text:p>
      <text:p text:style-name="P56"><text:s text:c="6"/>troca(&amp;(init-&gt;letra), &amp;(aux-&gt;letra));</text:p>
      <text:p text:style-name="P56"><text:s text:c="6"/>permuta(caixa,init-&gt;prox);</text:p>
      <text:p text:style-name="P56"><text:s text:c="6"/>troca(&amp;(init-&gt;letra), &amp;(aux-&gt;letra));</text:p>
      <text:p text:style-name="P56"><text:s text:c="6"/>aux=aux-&gt;prox;</text:p>
      <text:p text:style-name="P56"><text:s text:c="4"/>}</text:p>
      <text:p text:style-name="P56"><text:s text:c="2"/>}</text:p>
      <text:p text:style-name="P56">}</text:p>
      <text:p text:style-name="P51">A função <text:span text:style-name="T23">permuta</text:span> recebe como parâmetros um ponteiro para uma caixa e um ponteiro para a primeira bola da respectiva caixa. <text:s/>O seu funcionamento é baseado na troca dos valores guardados em nós da lista, dois a dois. O caso base da função ocorre quando o ponteiro para a primeira posição aponta também para a última bola.</text:p>
      <text:p text:style-name="P51">Caso contrário, <text:span text:style-name="T63">um ponteiro auxiliar do tipo </text:span><text:span text:style-name="T37">Bola</text:span><text:span text:style-name="T63"> é criado para percorrer a “lista” de bolas e recebe o endereço apontado pelo início. Enquanto o auxiliar é diferente de NULL...</text:span></text:p>
      <text:p text:style-name="P52">Como uma seqûencia possível para o jogo envolve as permutações de cada caixa, uma após a outra, na mesma linha, convém que sejam permutadas todas as caixas antes da impressão do resultado. Desta maneira, se <text:span text:style-name="T23">caixa-&gt;prox!=NULL</text:span>, há uma ou mais caixas na sequência <text:span text:style-name="T64">e, então, a função permuta é chamada passando como parâmetros os ponteiros para a proxima caixa e o ponteiro para sua respectiva primeira bola. Quando não há mais caixas na sequência (</text:span><text:span text:style-name="T23">caixa-&gt;prox</text:span><text:span text:style-name="T38">=</text:span><text:span text:style-name="T23">=NULL</text:span><text:span text:style-name="T64">), todas as caixas tiveram uma permutação possível gerada e é o momento de imprimir tal combinação. Neste caso a função </text:span><text:span text:style-name="T39">imprimeCxant</text:span><text:span text:style-name="T64"> é chamada e a combinação impressa.</text:span></text:p>
      <text:p text:style-name="P54"><text:soft-page-break/>//<text:span text:style-name="T59">Função fatorial</text:span></text:p>
      <text:p text:style-name="P53"><text:span text:style-name="T40">int fatorial(int n){</text:span></text:p>
      <text:p text:style-name="P56"><text:s text:c="2"/>if(n==0 || n==1) return 1;</text:p>
      <text:p text:style-name="P56"><text:s text:c="2"/>else return n*fatorial(n-1);</text:p>
      <text:p text:style-name="P56">}</text:p>
      <text:p text:style-name="P49">A função <text:span text:style-name="T23">fatorial</text:span> recebe como parâmetro um inteiro e retorna o fatorial seu fatorial. Tal função é chamada na main.</text:p>
      <text:h text:style-name="P58" text:outline-level="2">2.2.4 Testes</text:h>
      <text:p text:style-name="P1">Nesta função deve ser descrito quais os pontos analisados nos testes realizados para verificar o funcionamento do programa.</text:p>
      <text:p text:style-name="P13"><text:tab/><text:span text:style-name="T17">Ao executarmos a função </text:span><text:span text:style-name="T19">main</text:span><text:span text:style-name="T17"> percebemos alguns erros relacionados ao menu. </text:span></text:p>
      <text:p text:style-name="P39"><text:tab/><text:span text:style-name="T53">N</text:span>o caso em que o usuário insere apenas uma caixa, na qual a mesma esta vazia, o programa exibia que havia uma combinação possivel, <text:span text:style-name="T53">logo em</text:span> seguida retornava falha de segmentação. Tamb<text:span text:style-name="T53">é</text:span>m houveram os testes b<text:span text:style-name="T53">á</text:span>sicos como a inserção de caixas vazias, a <text:s/>inserção de bolas repetidas, a inserção de cores repetidas, entre outros erros mais <text:span text:style-name="T53">futeis,</text:span> <text:span text:style-name="T53">exemplo o usuário</text:span> insere um numero <text:span text:style-name="T54">0</text:span> ou menor <text:span text:style-name="T54">que 0,</text:span> de caixas.</text:p>
      <text:p text:style-name="P39"><text:tab/>Levamos em consideração os erros que a maioria dos menus apresentam, por exemplo varias modificações ou execuções seguidas geraram alguns erros relacionados ao menu e suas opções, <text:span text:style-name="T54">como erros com leitura de strings, e limpeza do buffe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55:34.157788183</meta:creation-date>
    <dc:date>2017-07-10T20:57:28.204015943</dc:date>
    <meta:editing-duration>PT2H48M5S</meta:editing-duration>
    <meta:editing-cycles>23</meta:editing-cycles>
    <meta:generator>LibreOffice/4.3.3.2$Linux_x86 LibreOffice_project/430m0$Build-2</meta:generator>
    <meta:document-statistic meta:table-count="0" meta:image-count="0" meta:object-count="0" meta:page-count="7" meta:paragraph-count="166" meta:word-count="1302" meta:character-count="8425" meta:non-whitespace-character-count="7005"/>
  </office:meta>
</office:document-meta>
</file>